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700000139E3C528E1C9E687EB.png" manifest:media-type="image/png"/>
  <manifest:file-entry manifest:full-path="Pictures/1000000000000287000000F1B94E800489D4191E.png" manifest:media-type="image/png"/>
  <manifest:file-entry manifest:full-path="Pictures/1000020100000224000001C324686C19BA1CD1C9.png" manifest:media-type="image/png"/>
  <manifest:file-entry manifest:full-path="Pictures/100002010000016C00000081AC77A6E362FF6A5A.png" manifest:media-type="image/png"/>
  <manifest:file-entry manifest:full-path="Pictures/10000201000002A4000000D157102650C11BD4D8.png" manifest:media-type="image/png"/>
  <manifest:file-entry manifest:full-path="Pictures/10000201000002280000005D148B36F6035F4D76.png" manifest:media-type="image/png"/>
  <manifest:file-entry manifest:full-path="Pictures/1000020100000267000001C34D3FFD348A5A2A80.png" manifest:media-type="image/png"/>
  <manifest:file-entry manifest:full-path="Pictures/10000000000003E20000009CD7559D6A150E1C35.png" manifest:media-type="image/png"/>
  <manifest:file-entry manifest:full-path="Pictures/10000000000001BB000000BB394C007B8964B9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Изображение1" text:anchor-type="paragraph" svg:width="17cm" svg:height="6.726cm" draw:z-index="0"><draw:image xlink:href="Pictures/100002010000031700000139E3C528E1C9E687EB.png" xlink:type="simple" xlink:show="embed" xlink:actuate="onLoad" draw:mime-type="image/png"/></draw:frame></text:p>
      <text:p text:style-name="Standard"/>
      <text:p text:style-name="Standard"/>
      <text:p text:style-name="Standard"><draw:frame draw:style-name="fr5" draw:name="Изображение2" text:anchor-type="paragraph" svg:width="17cm" svg:height="6.332cm" draw:z-index="1"><draw:image xlink:href="Pictures/1000000000000287000000F1B94E800489D4191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4" draw:name="Изображение3" text:anchor-type="paragraph" svg:width="17cm" svg:height="5.255cm" draw:z-index="2"><draw:image xlink:href="Pictures/10000201000002A4000000D157102650C11BD4D8.png" xlink:type="simple" xlink:show="embed" xlink:actuate="onLoad" draw:mime-type="image/png"/></draw:frame></text:p>
      <text:p text:style-name="Standard"><draw:frame draw:style-name="fr2" draw:name="Изображение4" text:anchor-type="paragraph" svg:width="9.633cm" svg:height="3.413cm" draw:z-index="3"><draw:image xlink:href="Pictures/100002010000016C00000081AC77A6E362FF6A5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5" text:anchor-type="paragraph" svg:width="14.607cm" svg:height="2.461cm" draw:z-index="4"><draw:image xlink:href="Pictures/10000201000002280000005D148B36F6035F4D76.png" xlink:type="simple" xlink:show="embed" xlink:actuate="onLoad" draw:mime-type="image/png"/></draw:frame><text:soft-page-break/></text:p>
      <text:p text:style-name="Standard"/>
      <text:p text:style-name="Standard"><draw:frame draw:style-name="fr2" draw:name="Изображение6" text:anchor-type="paragraph" svg:width="14.501cm" svg:height="11.934cm" draw:z-index="5"><draw:image xlink:href="Pictures/1000020100000224000001C324686C19BA1CD1C9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Изображение7" text:anchor-type="paragraph" svg:width="16.274cm" svg:height="11.934cm" draw:z-index="6"><draw:image xlink:href="Pictures/1000020100000267000001C34D3FFD348A5A2A8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8" text:anchor-type="char" svg:width="19.001cm" svg:height="2.981cm" draw:z-index="7"><draw:image xlink:href="Pictures/10000000000003E20000009CD7559D6A150E1C35.png" xlink:type="simple" xlink:show="embed" xlink:actuate="onLoad" draw:mime-type="image/png"/></draw:frame><draw:frame draw:style-name="fr1" draw:name="Изображение9" text:anchor-type="char" svg:x="0.61cm" svg:y="4.949cm" svg:width="11.721cm" svg:height="4.948cm" draw:z-index="8"><draw:image xlink:href="Pictures/10000000000001BB000000BB394C007B8964B9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14:42:11.917000000</meta:creation-date>
    <dc:date>2022-04-27T13:55:16.245000000</dc:date>
    <meta:editing-duration>PT1H34M</meta:editing-duration>
    <meta:editing-cycles>4</meta:editing-cycles>
    <meta:generator>LibreOffice/7.1.5.2$Windows_X86_64 LibreOffice_project/85f04e9f809797b8199d13c421bd8a2b025d52b5</meta:generator>
    <meta:document-statistic meta:table-count="0" meta:image-count="9" meta:object-count="0" meta:page-count="3" meta:paragraph-count="0" meta:word-count="0" meta:character-count="0" meta:non-whitespace-character-count="0"/>
  </office:meta>
</office:document-meta>
</file>